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1.2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4in" svg:height="3.5421in" svg:x="1.7268in" svg:y="3.6102in">
            <draw:object draw:notify-on-update-of-ranges="Sheet1.B3:Sheet1.B3 Sheet1.B4:Sheet1.B11 Sheet1.C3:Sheet1.C3 Sheet1.C4:Sheet1.C11 Sheet1.D3:Sheet1.D3 Sheet1.D4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1in" svg:x="9.0043in" svg:y="3.5972in">
            <draw:object draw:notify-on-update-of-ranges="Sheet1.B3:Sheet1.B3 Sheet1.B4:Sheet1.B11 Sheet1.E3:Sheet1.E3 Sheet1.E4:Sheet1.E11 Sheet1.F3:Sheet1.F3 Sheet1.F4:Sheet1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Wątki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Pendrive</text:p>
          </table:table-cell>
          <table:table-cell office:value-type="string" calcext:value-type="string">
            <text:p>Prędkość SSD</text:p>
          </table:table-cell>
          <table:table-cell office:value-type="string" calcext:value-type="string">
            <text:p>Prędkość pendriv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.298" calcext:value-type="float">
            <text:p>6.298</text:p>
          </table:table-cell>
          <table:table-cell office:value-type="float" office:value="1.058" calcext:value-type="float">
            <text:p>1.058</text:p>
          </table:table-cell>
          <table:table-cell table:formula="of:=[.C13]/[.C4]" office:value-type="float" office:value="79621.467132423" calcext:value-type="float">
            <text:p>79621.467132423</text:p>
          </table:table-cell>
          <table:table-cell table:formula="of:=[.D13]/[.D4]" office:value-type="float" office:value="1132.32514177694" calcext:value-type="float">
            <text:p>1132.3251417769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928" calcext:value-type="float">
            <text:p>3.928</text:p>
          </table:table-cell>
          <table:table-cell office:value-type="float" office:value="1.04" calcext:value-type="float">
            <text:p>1.04</text:p>
          </table:table-cell>
          <table:table-cell table:formula="of:=[.C13]/[.C5]" office:value-type="float" office:value="127661.914460285" calcext:value-type="float">
            <text:p>127661.914460285</text:p>
          </table:table-cell>
          <table:table-cell table:formula="of:=[.D13]/[.D5]" office:value-type="float" office:value="1151.92307692308" calcext:value-type="float">
            <text:p>1151.9230769230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116" calcext:value-type="float">
            <text:p>3.116</text:p>
          </table:table-cell>
          <table:table-cell office:value-type="float" office:value="1.04" calcext:value-type="float">
            <text:p>1.04</text:p>
          </table:table-cell>
          <table:table-cell table:formula="of:=[.C13]/[.C6]" office:value-type="float" office:value="160929.396662388" calcext:value-type="float">
            <text:p>160929.396662388</text:p>
          </table:table-cell>
          <table:table-cell table:formula="of:=[.D13]/[.D6]" office:value-type="float" office:value="1151.92307692308" calcext:value-type="float">
            <text:p>1151.923076923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722" calcext:value-type="float">
            <text:p>2.722</text:p>
          </table:table-cell>
          <table:table-cell office:value-type="float" office:value="1.04" calcext:value-type="float">
            <text:p>1.04</text:p>
          </table:table-cell>
          <table:table-cell table:formula="of:=[.C13]/[.C7]" office:value-type="float" office:value="184223.365172667" calcext:value-type="float">
            <text:p>184223.365172667</text:p>
          </table:table-cell>
          <table:table-cell table:formula="of:=[.D13]/[.D7]" office:value-type="float" office:value="1151.92307692308" calcext:value-type="float">
            <text:p>1151.923076923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548" calcext:value-type="float">
            <text:p>2.548</text:p>
          </table:table-cell>
          <table:table-cell office:value-type="float" office:value="1.04" calcext:value-type="float">
            <text:p>1.04</text:p>
          </table:table-cell>
          <table:table-cell table:formula="of:=[.C13]/[.C8]" office:value-type="float" office:value="196803.767660911" calcext:value-type="float">
            <text:p>196803.767660911</text:p>
          </table:table-cell>
          <table:table-cell table:formula="of:=[.D13]/[.D8]" office:value-type="float" office:value="1151.92307692308" calcext:value-type="float">
            <text:p>1151.9230769230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51" calcext:value-type="float">
            <text:p>2.51</text:p>
          </table:table-cell>
          <table:table-cell office:value-type="float" office:value="1.04" calcext:value-type="float">
            <text:p>1.04</text:p>
          </table:table-cell>
          <table:table-cell table:formula="of:=[.C13]/[.C9]" office:value-type="float" office:value="199783.266932271" calcext:value-type="float">
            <text:p>199783.266932271</text:p>
          </table:table-cell>
          <table:table-cell table:formula="of:=[.D13]/[.D9]" office:value-type="float" office:value="1151.92307692308" calcext:value-type="float">
            <text:p>1151.9230769230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.558" calcext:value-type="float">
            <text:p>2.558</text:p>
          </table:table-cell>
          <table:table-cell office:value-type="float" office:value="1.04" calcext:value-type="float">
            <text:p>1.04</text:p>
          </table:table-cell>
          <table:table-cell table:formula="of:=[.C13]/[.C10]" office:value-type="float" office:value="196034.401876466" calcext:value-type="float">
            <text:p>196034.401876466</text:p>
          </table:table-cell>
          <table:table-cell table:formula="of:=[.D13]/[.D10]" office:value-type="float" office:value="1151.92307692308" calcext:value-type="float">
            <text:p>1151.9230769230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.658" calcext:value-type="float">
            <text:p>2.658</text:p>
          </table:table-cell>
          <table:table-cell office:value-type="float" office:value="1.04" calcext:value-type="float">
            <text:p>1.04</text:p>
          </table:table-cell>
          <table:table-cell table:formula="of:=[.C13]/[.C11]" office:value-type="float" office:value="188659.14221219" calcext:value-type="float">
            <text:p>188659.14221219</text:p>
          </table:table-cell>
          <table:table-cell table:formula="of:=[.D13]/[.D11]" office:value-type="float" office:value="1151.92307692308" calcext:value-type="float">
            <text:p>1151.923076923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501456" calcext:value-type="float">
            <text:p>501456</text:p>
          </table:table-cell>
          <table:table-cell office:value-type="float" office:value="1198" calcext:value-type="float">
            <text:p>11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7:14:41.858247523</meta:creation-date>
    <dc:date>2025-04-01T18:12:03.290937042</dc:date>
    <meta:editing-duration>PT6M25S</meta:editing-duration>
    <meta:editing-cycles>1</meta:editing-cycles>
    <meta:document-statistic meta:table-count="1" meta:cell-count="47" meta:object-count="2"/>
    <meta:generator>LibreOffice/24.8.6.1$Linux_X86_64 LibreOffice_project/48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8.998cm" xlink:href=".." xlink:type="simple" chart:class="chart:line" chart:style-name="ch1">
        <chart:legend chart:legend-position="end" svg:x="13.204cm" svg:y="3.947cm" style:legend-expansion="high" chart:style-name="ch2"/>
        <chart:plot-area chart:style-name="ch3" table:cell-range-address="Sheet1.B3:Sheet1.D11" chart:data-source-has-labels="both" svg:x="1.328cm" svg:y="0.179cm" svg:width="11.557cm" svg:height="7.661cm">
          <chart:coordinate-region svg:x="1.783cm" svg:y="0.38cm" svg:width="10.896cm" svg:height="6.809cm"/>
          <chart:axis chart:dimension="x" chart:name="primary-x" chart:style-name="ch4" chartooo:axis-type="auto">
            <chartooo:date-scale/>
            <chart:title svg:x="6.102cm" svg:y="8.019cm" chart:style-name="ch5">
              <text:p><text:span text:style-name="T1">Ilość wątków</text:span></text:p>
            </chart:title>
            <chart:categories table:cell-range-address="Sheet1.B4:Sheet1.B11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4.447cm" chart:style-name="ch8">
              <text:p><text:span text:style-name="T1">Czas</text:span></text:p>
            </chart:title>
            <chart:grid chart:style-name="ch6" chart:class="major"/>
          </chart:axis>
          <chart:series chart:style-name="ch9" chart:values-cell-range-address="Sheet1.C4:Sheet1.C11" chart:label-cell-address="Sheet1.C3:Sheet1.C3" chart:class="chart:line">
            <chart:data-point chart:repeated="5"/>
            <chart:data-point chart:style-name="ch10"/>
            <chart:data-point chart:repeated="2"/>
          </chart:series>
          <chart:series chart:style-name="ch11" chart:values-cell-range-address="Sheet1.D4:Sheet1.D11" chart:label-cell-address="Sheet1.D3:Sheet1.D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D</text:p>
                <draw:g>
                  <svg:desc>Sheet1.C3:Sheet1.C3</svg:desc>
                </draw:g>
              </table:table-cell>
              <table:table-cell office:value-type="string">
                <text:p>Pendrive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11</svg:desc>
                </draw:g>
              </table:table-cell>
              <table:table-cell office:value-type="float" office:value="6.298">
                <text:p>6.298</text:p>
                <draw:g>
                  <svg:desc>Sheet1.C4:Sheet1.C11</svg:desc>
                </draw:g>
              </table:table-cell>
              <table:table-cell office:value-type="float" office:value="1.058">
                <text:p>1.058</text:p>
                <draw:g>
                  <svg:desc>Sheet1.D4:Sheet1.D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928">
                <text:p>3.92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116">
                <text:p>3.11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22">
                <text:p>2.72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548">
                <text:p>2.5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51">
                <text:p>2.5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558">
                <text:p>2.55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58">
                <text:p>2.658</text:p>
              </table:table-cell>
              <table:table-cell office:value-type="float" office:value="1.04">
                <text:p>1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8.998cm" xlink:href=".." xlink:type="simple" chart:class="chart:line" chart:style-name="ch1">
        <chart:legend chart:legend-position="end" svg:x="11.611cm" svg:y="3.947cm" style:legend-expansion="high" chart:style-name="ch2"/>
        <chart:plot-area chart:style-name="ch3" table:cell-range-address="Sheet1.B3:Sheet1.B11 Sheet1.E3:Sheet1.F11" chart:data-source-has-labels="both" svg:x="1.329cm" svg:y="0.179cm" svg:width="9.962cm" svg:height="7.661cm">
          <chart:coordinate-region svg:x="2.807cm" svg:y="0.38cm" svg:width="8.278cm" svg:height="6.809cm"/>
          <chart:axis chart:dimension="x" chart:name="primary-x" chart:style-name="ch4" chartooo:axis-type="auto">
            <chartooo:date-scale/>
            <chart:title svg:x="5.835cm" svg:y="8.019cm" chart:style-name="ch5">
              <text:p><text:span text:style-name="T1">Wątki</text:span></text:p>
            </chart:title>
            <chart:categories table:cell-range-address="Sheet1.B4:Sheet1.B11"/>
          </chart:axis>
          <chart:axis chart:dimension="y" chart:name="primary-y" chart:style-name="ch4">
            <chart:title svg:x="0.451cm" svg:y="5.32cm" chart:style-name="ch6">
              <text:p><text:span text:style-name="T1">Prędkość [pliki/s]</text:span></text:p>
            </chart:title>
            <chart:grid chart:style-name="ch7" chart:class="major"/>
          </chart:axis>
          <chart:series chart:style-name="ch8" chart:values-cell-range-address="Sheet1.E4:Sheet1.E11" chart:label-cell-address="Sheet1.E3:Sheet1.E3" chart:class="chart:line">
            <chart:data-point chart:repeated="8"/>
          </chart:series>
          <chart:series chart:style-name="ch9" chart:values-cell-range-address="Sheet1.F4:Sheet1.F11" chart:label-cell-address="Sheet1.F3:Sheet1.F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ędkość SSD</text:p>
                <draw:g>
                  <svg:desc>Sheet1.E3:Sheet1.E3</svg:desc>
                </draw:g>
              </table:table-cell>
              <table:table-cell office:value-type="string">
                <text:p>Prędkość pendrive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11</svg:desc>
                </draw:g>
              </table:table-cell>
              <table:table-cell office:value-type="float" office:value="79621.467132423">
                <text:p>79621.467132423</text:p>
                <draw:g>
                  <svg:desc>Sheet1.E4:Sheet1.E11</svg:desc>
                </draw:g>
              </table:table-cell>
              <table:table-cell office:value-type="float" office:value="1132.32514177694">
                <text:p>1132.32514177694</text:p>
                <draw:g>
                  <svg:desc>Sheet1.F4:Sheet1.F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7661.914460285">
                <text:p>127661.914460285</text:p>
              </table:table-cell>
              <table:table-cell office:value-type="float" office:value="1151.92307692308">
                <text:p>1151.923076923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0929.396662388">
                <text:p>160929.396662388</text:p>
              </table:table-cell>
              <table:table-cell office:value-type="float" office:value="1151.92307692308">
                <text:p>1151.923076923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4223.365172667">
                <text:p>184223.365172667</text:p>
              </table:table-cell>
              <table:table-cell office:value-type="float" office:value="1151.92307692308">
                <text:p>1151.923076923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6803.767660911">
                <text:p>196803.767660911</text:p>
              </table:table-cell>
              <table:table-cell office:value-type="float" office:value="1151.92307692308">
                <text:p>1151.923076923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9783.266932271">
                <text:p>199783.266932271</text:p>
              </table:table-cell>
              <table:table-cell office:value-type="float" office:value="1151.92307692308">
                <text:p>1151.923076923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6034.401876466">
                <text:p>196034.401876466</text:p>
              </table:table-cell>
              <table:table-cell office:value-type="float" office:value="1151.92307692308">
                <text:p>1151.923076923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8659.14221219">
                <text:p>188659.14221219</text:p>
              </table:table-cell>
              <table:table-cell office:value-type="float" office:value="1151.92307692308">
                <text:p>1151.923076923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